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79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43.02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41.93mm"/>
    </style:style>
    <style:style style:name="co9" style:family="table-column">
      <style:table-column-properties fo:break-before="auto" style:column-width="38.38mm"/>
    </style:style>
    <style:style style:name="co10" style:family="table-column">
      <style:table-column-properties fo:break-before="auto" style:column-width="26.41mm"/>
    </style:style>
    <style:style style:name="co11" style:family="table-column">
      <style:table-column-properties fo:break-before="auto" style:column-width="36.7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5.5mm" fo:break-before="auto" style:use-optimal-row-height="fals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erf_1vs2" table:style-name="ta1">
        <table:shapes>
          <draw:frame draw:z-index="0" draw:style-name="gr1" draw:text-style-name="P1" svg:width="159.97mm" svg:height="89.98mm" svg:x="179.75mm" svg:y="67.96mm">
            <loext:p draw:notify-on-update-of-ranges="perf_1vs2.B13:perf_1vs2.B22 perf_1vs2.H2:perf_1vs2.H11 perf_1vs2.I2:perf_1vs2.I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#CELLS</text:p>
          </table:table-cell>
          <table:table-cell table:style-name="ce1" office:value-type="string" calcext:value-type="string">
            <text:p>1.2m</text:p>
          </table:table-cell>
          <table:table-cell table:style-name="ce1" office:value-type="string" calcext:value-type="string">
            <text:p>1.2m_phi</text:p>
          </table:table-cell>
          <table:table-cell table:style-name="ce1" office:value-type="string" calcext:value-type="string">
            <text:p>2.1m</text:p>
          </table:table-cell>
          <table:table-cell table:style-name="ce1" office:value-type="string" calcext:value-type="string">
            <text:p>2.1m_phi</text:p>
          </table:table-cell>
          <table:table-cell/>
          <table:table-cell table:style-name="ce6" office:value-type="string" calcext:value-type="string">
            <text:p>Speed Up – Xeon Host</text:p>
          </table:table-cell>
          <table:table-cell table:style-name="ce1" office:value-type="string" calcext:value-type="string">
            <text:p>Speed Up - Xeon Phi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495" calcext:value-type="float">
            <text:p>7495</text:p>
          </table:table-cell>
          <table:table-cell table:style-name="ce3" office:value-type="float" office:value="51470" calcext:value-type="float">
            <text:p>51470</text:p>
          </table:table-cell>
          <table:table-cell table:style-name="ce3" office:value-type="float" office:value="14789" calcext:value-type="float">
            <text:p>14789</text:p>
          </table:table-cell>
          <table:table-cell office:value-type="float" office:value="52330" calcext:value-type="float">
            <text:p>52330</text:p>
          </table:table-cell>
          <table:table-cell/>
          <table:table-cell table:style-name="ce3" table:formula="of:=[.C13]/[.E13]" office:value-type="float" office:value="0.506795591317871" calcext:value-type="float">
            <text:p>0,5067955913</text:p>
          </table:table-cell>
          <table:table-cell table:style-name="ce3" table:formula="of:=[.D13]/[.F13]" office:value-type="float" office:value="0.983565832218613" calcext:value-type="float">
            <text:p>0,983565832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36888" calcext:value-type="float">
            <text:p>36888</text:p>
          </table:table-cell>
          <table:table-cell table:style-name="ce3" office:value-type="float" office:value="205450" calcext:value-type="float">
            <text:p>205450</text:p>
          </table:table-cell>
          <table:table-cell table:style-name="ce3" office:value-type="float" office:value="58942" calcext:value-type="float">
            <text:p>58942</text:p>
          </table:table-cell>
          <table:table-cell office:value-type="float" office:value="206045" calcext:value-type="float">
            <text:p>206045</text:p>
          </table:table-cell>
          <table:table-cell/>
          <table:table-cell table:style-name="ce3" table:formula="of:=[.C14]/[.E14]" office:value-type="float" office:value="0.625835567167724" calcext:value-type="float">
            <text:p>0,6258355672</text:p>
          </table:table-cell>
          <table:table-cell table:style-name="ce3" table:formula="of:=[.D14]/[.F14]" office:value-type="float" office:value="0.997112281297775" calcext:value-type="float">
            <text:p>0,997112281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" office:value-type="float" office:value="90000" calcext:value-type="float">
            <text:p>90000</text:p>
          </table:table-cell>
          <table:table-cell table:style-name="ce3" office:value-type="float" office:value="82386" calcext:value-type="float">
            <text:p>82386</text:p>
          </table:table-cell>
          <table:table-cell table:style-name="ce3" office:value-type="float" office:value="463225" calcext:value-type="float">
            <text:p>463225</text:p>
          </table:table-cell>
          <table:table-cell table:style-name="ce3" office:value-type="float" office:value="87210" calcext:value-type="float">
            <text:p>87210</text:p>
          </table:table-cell>
          <table:table-cell office:value-type="float" office:value="462338" calcext:value-type="float">
            <text:p>462338</text:p>
          </table:table-cell>
          <table:table-cell/>
          <table:table-cell table:style-name="ce3" table:formula="of:=[.C15]/[.E15]" office:value-type="float" office:value="0.94468524251806" calcext:value-type="float">
            <text:p>0,9446852425</text:p>
          </table:table-cell>
          <table:table-cell table:style-name="ce3" table:formula="of:=[.D15]/[.F15]" office:value-type="float" office:value="1.0019185098348" calcext:value-type="float">
            <text:p>1,001918509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3" office:value-type="float" office:value="160000" calcext:value-type="float">
            <text:p>160000</text:p>
          </table:table-cell>
          <table:table-cell table:style-name="ce3" office:value-type="float" office:value="112972" calcext:value-type="float">
            <text:p>112972</text:p>
          </table:table-cell>
          <table:table-cell table:style-name="ce3" office:value-type="float" office:value="830581" calcext:value-type="float">
            <text:p>830581</text:p>
          </table:table-cell>
          <table:table-cell table:style-name="ce3" office:value-type="float" office:value="117544" calcext:value-type="float">
            <text:p>117544</text:p>
          </table:table-cell>
          <table:table-cell office:value-type="float" office:value="818799" calcext:value-type="float">
            <text:p>818799</text:p>
          </table:table-cell>
          <table:table-cell/>
          <table:table-cell table:style-name="ce3" table:formula="of:=[.C16]/[.E16]" office:value-type="float" office:value="0.961103927040087" calcext:value-type="float">
            <text:p>0,961103927</text:p>
          </table:table-cell>
          <table:table-cell table:style-name="ce3" table:formula="of:=[.D16]/[.F16]" office:value-type="float" office:value="1.01438936784241" calcext:value-type="float">
            <text:p>1,014389367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office:value-type="float" office:value="250000" calcext:value-type="float">
            <text:p>250000</text:p>
          </table:table-cell>
          <table:table-cell table:style-name="ce3" office:value-type="float" office:value="139101" calcext:value-type="float">
            <text:p>139101</text:p>
          </table:table-cell>
          <table:table-cell table:style-name="ce3" office:value-type="float" office:value="1314734" calcext:value-type="float">
            <text:p>1314734</text:p>
          </table:table-cell>
          <table:table-cell table:style-name="ce3" office:value-type="float" office:value="173425" calcext:value-type="float">
            <text:p>173425</text:p>
          </table:table-cell>
          <table:table-cell office:value-type="float" office:value="1276209" calcext:value-type="float">
            <text:p>1276209</text:p>
          </table:table-cell>
          <table:table-cell/>
          <table:table-cell table:style-name="ce3" table:formula="of:=[.C17]/[.E17]" office:value-type="float" office:value="0.802081591466052" calcext:value-type="float">
            <text:p>0,8020815915</text:p>
          </table:table-cell>
          <table:table-cell table:style-name="ce3" table:formula="of:=[.D17]/[.F17]" office:value-type="float" office:value="1.03018706183705" calcext:value-type="float">
            <text:p>1,0301870618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3" office:value-type="float" office:value="360000" calcext:value-type="float">
            <text:p>360000</text:p>
          </table:table-cell>
          <table:table-cell table:style-name="ce3" office:value-type="float" office:value="163849" calcext:value-type="float">
            <text:p>163849</text:p>
          </table:table-cell>
          <table:table-cell table:style-name="ce3" office:value-type="float" office:value="1888757" calcext:value-type="float">
            <text:p>1888757</text:p>
          </table:table-cell>
          <table:table-cell table:style-name="ce3" office:value-type="float" office:value="234990" calcext:value-type="float">
            <text:p>234990</text:p>
          </table:table-cell>
          <table:table-cell office:value-type="float" office:value="1838875" calcext:value-type="float">
            <text:p>1838875</text:p>
          </table:table-cell>
          <table:table-cell/>
          <table:table-cell table:style-name="ce3" table:formula="of:=[.C18]/[.E18]" office:value-type="float" office:value="0.69725945784927" calcext:value-type="float">
            <text:p>0,6972594578</text:p>
          </table:table-cell>
          <table:table-cell table:style-name="ce3" table:formula="of:=[.D18]/[.F18]" office:value-type="float" office:value="1.02712636802393" calcext:value-type="float">
            <text:p>1,02712636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3" office:value-type="float" office:value="490000" calcext:value-type="float">
            <text:p>490000</text:p>
          </table:table-cell>
          <table:table-cell table:style-name="ce3" office:value-type="float" office:value="219573" calcext:value-type="float">
            <text:p>219573</text:p>
          </table:table-cell>
          <table:table-cell table:style-name="ce3" office:value-type="float" office:value="2587433" calcext:value-type="float">
            <text:p>2587433</text:p>
          </table:table-cell>
          <table:table-cell table:style-name="ce3" office:value-type="float" office:value="313408" calcext:value-type="float">
            <text:p>313408</text:p>
          </table:table-cell>
          <table:table-cell office:value-type="float" office:value="2502933" calcext:value-type="float">
            <text:p>2502933</text:p>
          </table:table-cell>
          <table:table-cell/>
          <table:table-cell table:style-name="ce3" table:formula="of:=[.C19]/[.E19]" office:value-type="float" office:value="0.700597942617929" calcext:value-type="float">
            <text:p>0,7005979426</text:p>
          </table:table-cell>
          <table:table-cell table:style-name="ce3" table:formula="of:=[.D19]/[.F19]" office:value-type="float" office:value="1.03376039230774" calcext:value-type="float">
            <text:p>1,0337603923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3" office:value-type="float" office:value="640000" calcext:value-type="float">
            <text:p>640000</text:p>
          </table:table-cell>
          <table:table-cell table:style-name="ce3" office:value-type="float" office:value="283858" calcext:value-type="float">
            <text:p>283858</text:p>
          </table:table-cell>
          <table:table-cell table:style-name="ce3" office:value-type="float" office:value="3379260" calcext:value-type="float">
            <text:p>3379260</text:p>
          </table:table-cell>
          <table:table-cell table:style-name="ce3" office:value-type="float" office:value="397751" calcext:value-type="float">
            <text:p>397751</text:p>
          </table:table-cell>
          <table:table-cell office:value-type="float" office:value="3271012" calcext:value-type="float">
            <text:p>3271012</text:p>
          </table:table-cell>
          <table:table-cell/>
          <table:table-cell table:style-name="ce3" table:formula="of:=[.C20]/[.E20]" office:value-type="float" office:value="0.713657539515928" calcext:value-type="float">
            <text:p>0,7136575395</text:p>
          </table:table-cell>
          <table:table-cell table:style-name="ce3" table:formula="of:=[.D20]/[.F20]" office:value-type="float" office:value="1.03309312225085" calcext:value-type="float">
            <text:p>1,0330931223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3" office:value-type="float" office:value="810000" calcext:value-type="float">
            <text:p>810000</text:p>
          </table:table-cell>
          <table:table-cell table:style-name="ce3" office:value-type="float" office:value="349177" calcext:value-type="float">
            <text:p>349177</text:p>
          </table:table-cell>
          <table:table-cell table:style-name="ce3" office:value-type="float" office:value="4280377" calcext:value-type="float">
            <text:p>4280377</text:p>
          </table:table-cell>
          <table:table-cell table:style-name="ce3" office:value-type="float" office:value="494593" calcext:value-type="float">
            <text:p>494593</text:p>
          </table:table-cell>
          <table:table-cell office:value-type="float" office:value="4140263" calcext:value-type="float">
            <text:p>4140263</text:p>
          </table:table-cell>
          <table:table-cell/>
          <table:table-cell table:style-name="ce3" table:formula="of:=[.C21]/[.E21]" office:value-type="float" office:value="0.705988560290987" calcext:value-type="float">
            <text:p>0,7059885603</text:p>
          </table:table-cell>
          <table:table-cell table:style-name="ce3" table:formula="of:=[.D21]/[.F21]" office:value-type="float" office:value="1.03384181149845" calcext:value-type="float">
            <text:p>1,033841811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430524" calcext:value-type="float">
            <text:p>430524</text:p>
          </table:table-cell>
          <table:table-cell table:style-name="ce3" office:value-type="float" office:value="5278879" calcext:value-type="float">
            <text:p>5278879</text:p>
          </table:table-cell>
          <table:table-cell table:style-name="ce3" office:value-type="float" office:value="608899" calcext:value-type="float">
            <text:p>608899</text:p>
          </table:table-cell>
          <table:table-cell office:value-type="float" office:value="5107329" calcext:value-type="float">
            <text:p>5107329</text:p>
          </table:table-cell>
          <table:table-cell/>
          <table:table-cell table:style-name="ce3" table:formula="of:=[.C22]/[.E22]" office:value-type="float" office:value="0.707053222291382" calcext:value-type="float">
            <text:p>0,7070532223</text:p>
          </table:table-cell>
          <table:table-cell table:style-name="ce3" table:formula="of:=[.D22]/[.F22]" office:value-type="float" office:value="1.0335889855539" calcext:value-type="float">
            <text:p>1,033588985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#CELLS</text:p>
            <text:p>(10^4)</text:p>
          </table:table-cell>
          <table:table-cell table:style-name="ce1" office:value-type="string" calcext:value-type="string">
            <text:p>1.2m</text:p>
            <text:p>(sec)</text:p>
          </table:table-cell>
          <table:table-cell table:style-name="ce1" office:value-type="string" calcext:value-type="string">
            <text:p>1.2m_phi</text:p>
            <text:p>(sec)</text:p>
          </table:table-cell>
          <table:table-cell table:style-name="ce1" office:value-type="string" calcext:value-type="string">
            <text:p>2.1m</text:p>
            <text:p>(sec)</text:p>
          </table:table-cell>
          <table:table-cell table:style-name="ce1" office:value-type="string" calcext:value-type="string">
            <text:p>2.1m_phi</text:p>
            <text:p>(sec)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table:formula="of:=[.B2]/10000" office:value-type="float" office:value="1" calcext:value-type="float">
            <text:p>1</text:p>
          </table:table-cell>
          <table:table-cell table:style-name="ce4" table:formula="of:=[.C2]/1000000" office:value-type="float" office:value="0.007495" calcext:value-type="float">
            <text:p>0,007495</text:p>
          </table:table-cell>
          <table:table-cell table:style-name="ce4" table:formula="of:=[.D2]/1000000" office:value-type="float" office:value="0.05147" calcext:value-type="float">
            <text:p>0,05147</text:p>
          </table:table-cell>
          <table:table-cell table:style-name="ce4" table:formula="of:=[.E2]/1000000" office:value-type="float" office:value="0.014789" calcext:value-type="float">
            <text:p>0,014789</text:p>
          </table:table-cell>
          <table:table-cell table:style-name="ce4" table:formula="of:=[.F2]/1000000" office:value-type="float" office:value="0.05233" calcext:value-type="float">
            <text:p>0,05233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table:formula="of:=[.B3]/10000" office:value-type="float" office:value="4" calcext:value-type="float">
            <text:p>4</text:p>
          </table:table-cell>
          <table:table-cell table:style-name="ce4" table:formula="of:=[.C3]/1000000" office:value-type="float" office:value="0.036888" calcext:value-type="float">
            <text:p>0,036888</text:p>
          </table:table-cell>
          <table:table-cell table:style-name="ce4" table:formula="of:=[.D3]/1000000" office:value-type="float" office:value="0.20545" calcext:value-type="float">
            <text:p>0,20545</text:p>
          </table:table-cell>
          <table:table-cell table:style-name="ce4" table:formula="of:=[.E3]/1000000" office:value-type="float" office:value="0.058942" calcext:value-type="float">
            <text:p>0,058942</text:p>
          </table:table-cell>
          <table:table-cell table:style-name="ce4" table:formula="of:=[.F3]/1000000" office:value-type="float" office:value="0.206045" calcext:value-type="float">
            <text:p>0,206045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table:formula="of:=[.B4]/10000" office:value-type="float" office:value="9" calcext:value-type="float">
            <text:p>9</text:p>
          </table:table-cell>
          <table:table-cell table:style-name="ce4" table:formula="of:=[.C4]/1000000" office:value-type="float" office:value="0.082386" calcext:value-type="float">
            <text:p>0,082386</text:p>
          </table:table-cell>
          <table:table-cell table:style-name="ce4" table:formula="of:=[.D4]/1000000" office:value-type="float" office:value="0.463225" calcext:value-type="float">
            <text:p>0,463225</text:p>
          </table:table-cell>
          <table:table-cell table:style-name="ce4" table:formula="of:=[.E4]/1000000" office:value-type="float" office:value="0.08721" calcext:value-type="float">
            <text:p>0,08721</text:p>
          </table:table-cell>
          <table:table-cell table:style-name="ce4" table:formula="of:=[.F4]/1000000" office:value-type="float" office:value="0.462338" calcext:value-type="float">
            <text:p>0,462338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4" table:formula="of:=[.B5]/10000" office:value-type="float" office:value="16" calcext:value-type="float">
            <text:p>16</text:p>
          </table:table-cell>
          <table:table-cell table:style-name="ce4" table:formula="of:=[.C5]/1000000" office:value-type="float" office:value="0.112972" calcext:value-type="float">
            <text:p>0,112972</text:p>
          </table:table-cell>
          <table:table-cell table:style-name="ce4" table:formula="of:=[.D5]/1000000" office:value-type="float" office:value="0.830581" calcext:value-type="float">
            <text:p>0,830581</text:p>
          </table:table-cell>
          <table:table-cell table:style-name="ce4" table:formula="of:=[.E5]/1000000" office:value-type="float" office:value="0.117544" calcext:value-type="float">
            <text:p>0,117544</text:p>
          </table:table-cell>
          <table:table-cell table:style-name="ce4" table:formula="of:=[.F5]/1000000" office:value-type="float" office:value="0.818799" calcext:value-type="float">
            <text:p>0,818799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table:formula="of:=[.B6]/10000" office:value-type="float" office:value="25" calcext:value-type="float">
            <text:p>25</text:p>
          </table:table-cell>
          <table:table-cell table:style-name="ce4" table:formula="of:=[.C6]/1000000" office:value-type="float" office:value="0.139101" calcext:value-type="float">
            <text:p>0,139101</text:p>
          </table:table-cell>
          <table:table-cell table:style-name="ce4" table:formula="of:=[.D6]/1000000" office:value-type="float" office:value="1.314734" calcext:value-type="float">
            <text:p>1,314734</text:p>
          </table:table-cell>
          <table:table-cell table:style-name="ce4" table:formula="of:=[.E6]/1000000" office:value-type="float" office:value="0.173425" calcext:value-type="float">
            <text:p>0,173425</text:p>
          </table:table-cell>
          <table:table-cell table:style-name="ce4" table:formula="of:=[.F6]/1000000" office:value-type="float" office:value="1.276209" calcext:value-type="float">
            <text:p>1,276209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table:formula="of:=[.B7]/10000" office:value-type="float" office:value="36" calcext:value-type="float">
            <text:p>36</text:p>
          </table:table-cell>
          <table:table-cell table:style-name="ce4" table:formula="of:=[.C7]/1000000" office:value-type="float" office:value="0.163849" calcext:value-type="float">
            <text:p>0,163849</text:p>
          </table:table-cell>
          <table:table-cell table:style-name="ce4" table:formula="of:=[.D7]/1000000" office:value-type="float" office:value="1.888757" calcext:value-type="float">
            <text:p>1,888757</text:p>
          </table:table-cell>
          <table:table-cell table:style-name="ce4" table:formula="of:=[.E7]/1000000" office:value-type="float" office:value="0.23499" calcext:value-type="float">
            <text:p>0,23499</text:p>
          </table:table-cell>
          <table:table-cell table:style-name="ce4" table:formula="of:=[.F7]/1000000" office:value-type="float" office:value="1.838875" calcext:value-type="float">
            <text:p>1,838875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4" table:formula="of:=[.B8]/10000" office:value-type="float" office:value="49" calcext:value-type="float">
            <text:p>49</text:p>
          </table:table-cell>
          <table:table-cell table:style-name="ce4" table:formula="of:=[.C8]/1000000" office:value-type="float" office:value="0.219573" calcext:value-type="float">
            <text:p>0,219573</text:p>
          </table:table-cell>
          <table:table-cell table:style-name="ce4" table:formula="of:=[.D8]/1000000" office:value-type="float" office:value="2.587433" calcext:value-type="float">
            <text:p>2,587433</text:p>
          </table:table-cell>
          <table:table-cell table:style-name="ce4" table:formula="of:=[.E8]/1000000" office:value-type="float" office:value="0.313408" calcext:value-type="float">
            <text:p>0,313408</text:p>
          </table:table-cell>
          <table:table-cell table:style-name="ce4" table:formula="of:=[.F8]/1000000" office:value-type="float" office:value="2.502933" calcext:value-type="float">
            <text:p>2,502933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4" table:formula="of:=[.B9]/10000" office:value-type="float" office:value="64" calcext:value-type="float">
            <text:p>64</text:p>
          </table:table-cell>
          <table:table-cell table:style-name="ce4" table:formula="of:=[.C9]/1000000" office:value-type="float" office:value="0.283858" calcext:value-type="float">
            <text:p>0,283858</text:p>
          </table:table-cell>
          <table:table-cell table:style-name="ce4" table:formula="of:=[.D9]/1000000" office:value-type="float" office:value="3.37926" calcext:value-type="float">
            <text:p>3,37926</text:p>
          </table:table-cell>
          <table:table-cell table:style-name="ce4" table:formula="of:=[.E9]/1000000" office:value-type="float" office:value="0.397751" calcext:value-type="float">
            <text:p>0,397751</text:p>
          </table:table-cell>
          <table:table-cell table:style-name="ce4" table:formula="of:=[.F9]/1000000" office:value-type="float" office:value="3.271012" calcext:value-type="float">
            <text:p>3,271012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4" table:formula="of:=[.B10]/10000" office:value-type="float" office:value="81" calcext:value-type="float">
            <text:p>81</text:p>
          </table:table-cell>
          <table:table-cell table:style-name="ce4" table:formula="of:=[.C10]/1000000" office:value-type="float" office:value="0.349177" calcext:value-type="float">
            <text:p>0,349177</text:p>
          </table:table-cell>
          <table:table-cell table:style-name="ce4" table:formula="of:=[.D10]/1000000" office:value-type="float" office:value="4.280377" calcext:value-type="float">
            <text:p>4,280377</text:p>
          </table:table-cell>
          <table:table-cell table:style-name="ce4" table:formula="of:=[.E10]/1000000" office:value-type="float" office:value="0.494593" calcext:value-type="float">
            <text:p>0,494593</text:p>
          </table:table-cell>
          <table:table-cell table:style-name="ce4" table:formula="of:=[.F10]/1000000" office:value-type="float" office:value="4.140263" calcext:value-type="float">
            <text:p>4,140263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" table:formula="of:=[.B11]/10000" office:value-type="float" office:value="100" calcext:value-type="float">
            <text:p>100</text:p>
          </table:table-cell>
          <table:table-cell table:style-name="ce4" table:formula="of:=[.C11]/1000000" office:value-type="float" office:value="0.430524" calcext:value-type="float">
            <text:p>0,430524</text:p>
          </table:table-cell>
          <table:table-cell table:style-name="ce4" table:formula="of:=[.D11]/1000000" office:value-type="float" office:value="5.278879" calcext:value-type="float">
            <text:p>5,278879</text:p>
          </table:table-cell>
          <table:table-cell table:style-name="ce4" table:formula="of:=[.E11]/1000000" office:value-type="float" office:value="0.608899" calcext:value-type="float">
            <text:p>0,608899</text:p>
          </table:table-cell>
          <table:table-cell table:style-name="ce4" table:formula="of:=[.F11]/1000000" office:value-type="float" office:value="5.107329" calcext:value-type="float">
            <text:p>5,107329</text:p>
          </table:table-cell>
          <table:table-cell table:number-columns-repeated="5"/>
        </table:table-row>
        <table:table-row table:style-name="ro3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3" table:number-rows-repeated="9">
          <table:table-cell table:style-name="Default"/>
          <table:table-cell table:number-columns-repeated="4"/>
          <table:table-cell table:style-name="ce5"/>
          <table:table-cell table:number-columns-repeated="5"/>
        </table:table-row>
        <table:table-row table:style-name="ro3">
          <table:table-cell table:style-name="Default"/>
          <table:table-cell table:number-columns-repeated="4"/>
          <table:table-cell table:style-name="ce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07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 style:data-style-name="N2" text:time-value="08:33:37.86007696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5T08:43:06.986598280</dc:date>
    <meta:editing-duration>PT34M13S</meta:editing-duration>
    <meta:editing-cycles>9</meta:editing-cycles>
    <meta:generator>LibreOffice/5.0.2.2$Linux_X86_64 LibreOffice_project/00m0$Build-2</meta:generator>
    <meta:document-statistic meta:table-count="1" meta:cell-count="15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0.5" chart:maximum="1.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bottom" svg:x="1.283cm" svg:y="7.016cm" style:legend-expansion="wide" chart:style-name="ch2"/>
        <chart:plot-area chart:style-name="ch3" table:cell-range-address="perf_1vs2.B13:perf_1vs2.B22 perf_1vs2.H2:perf_1vs2.I11" chart:data-source-has-labels="both" svg:x="1.527cm" svg:y="0.179cm" svg:width="14.152cm" svg:height="6.574cm">
          <chartooo:coordinate-region svg:x="2.254cm" svg:y="0.378cm" svg:width="13.145cm" svg:height="5.728cm"/>
          <chart:axis chart:dimension="x" chart:name="primary-x" chart:style-name="ch4" chartooo:axis-type="auto">
            <chartooo:date-scale/>
            <chart:title svg:x="11.291cm" svg:y="6.935cm" chart:style-name="ch5">
              <text:p>Grid Area (10^4 units)</text:p>
            </chart:title>
            <chart:categories table:cell-range-address="perf_1vs2.B13:perf_1vs2.B22"/>
          </chart:axis>
          <chart:axis chart:dimension="y" chart:name="primary-y" chart:style-name="ch6">
            <chart:title svg:x="0.652cm" svg:y="4.402cm" chart:style-name="ch7">
              <text:p>Speed Up</text:p>
            </chart:title>
            <chart:grid chart:style-name="ch8" chart:class="major"/>
          </chart:axis>
          <chart:series chart:style-name="ch9" chart:values-cell-range-address="perf_1vs2.H2:perf_1vs2.H11" loext:label-string="xeon_host" chart:class="chart:line">
            <chart:data-point chart:repeated="10"/>
          </chart:series>
          <chart:series chart:style-name="ch10" chart:values-cell-range-address="perf_1vs2.I2:perf_1vs2.I11" loext:label-string="xeon_phi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eon_host</text:p>
              </table:table-cell>
              <table:table-cell office:value-type="string">
                <text:p>xeon_phi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erf_1vs2.B13:perf_1vs2.B22</svg:desc>
                </draw:g>
              </table:table-cell>
              <table:table-cell office:value-type="float" office:value="0.506795591317871">
                <text:p>0.506795591317871</text:p>
                <draw:g>
                  <svg:desc>perf_1vs2.H2:perf_1vs2.H11</svg:desc>
                </draw:g>
              </table:table-cell>
              <table:table-cell office:value-type="float" office:value="0.983565832218613">
                <text:p>0.983565832218613</text:p>
                <draw:g>
                  <svg:desc>perf_1vs2.I2:perf_1vs2.I1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25835567167724">
                <text:p>0.625835567167724</text:p>
              </table:table-cell>
              <table:table-cell office:value-type="float" office:value="0.997112281297775">
                <text:p>0.99711228129777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94468524251806">
                <text:p>0.94468524251806</text:p>
              </table:table-cell>
              <table:table-cell office:value-type="float" office:value="1.0019185098348">
                <text:p>1.00191850983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61103927040087">
                <text:p>0.961103927040087</text:p>
              </table:table-cell>
              <table:table-cell office:value-type="float" office:value="1.01438936784241">
                <text:p>1.0143893678424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802081591466052">
                <text:p>0.802081591466052</text:p>
              </table:table-cell>
              <table:table-cell office:value-type="float" office:value="1.03018706183705">
                <text:p>1.0301870618370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69725945784927">
                <text:p>0.69725945784927</text:p>
              </table:table-cell>
              <table:table-cell office:value-type="float" office:value="1.02712636802393">
                <text:p>1.0271263680239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700597942617929">
                <text:p>0.700597942617929</text:p>
              </table:table-cell>
              <table:table-cell office:value-type="float" office:value="1.03376039230774">
                <text:p>1.0337603923077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713657539515928">
                <text:p>0.713657539515928</text:p>
              </table:table-cell>
              <table:table-cell office:value-type="float" office:value="1.03309312225085">
                <text:p>1.0330931222508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705988560290987">
                <text:p>0.705988560290987</text:p>
              </table:table-cell>
              <table:table-cell office:value-type="float" office:value="1.03384181149845">
                <text:p>1.033841811498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07053222291382">
                <text:p>0.707053222291382</text:p>
              </table:table-cell>
              <table:table-cell office:value-type="float" office:value="1.0335889855539">
                <text:p>1.03358898555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